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ca77" officeooo:paragraph-rsid="0016ca77"/>
    </style:style>
    <style:style style:name="P2" style:family="paragraph" style:parent-style-name="Text_20_body">
      <style:paragraph-properties fo:text-align="justify" style:justify-single-word="false"/>
      <style:text-properties officeooo:rsid="0016ca77" officeooo:paragraph-rsid="0016ca77"/>
    </style:style>
    <style:style style:name="P3" style:family="paragraph" style:parent-style-name="Text_20_body">
      <style:paragraph-properties fo:text-align="justify" style:justify-single-word="false"/>
      <style:text-properties officeooo:rsid="001b1641" officeooo:paragraph-rsid="001b1641"/>
    </style:style>
    <style:style style:name="P4" style:family="paragraph" style:parent-style-name="Title">
      <style:text-properties officeooo:rsid="0016ca77" officeooo:paragraph-rsid="0016ca77"/>
    </style:style>
    <style:style style:name="T1" style:family="text">
      <style:text-properties officeooo:rsid="00188aaf"/>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onctionnement de l’AST</text:p>
      <text:p text:style-name="P1"/>
      <text:p text:style-name="P2">Toutes les classes de l’AST dérivent de ASTNode. Celui-ci doit contenir de façon abstraite les différentes méthodes à implémenter par toutes les classes enfants. Afin de bien visualiser les classes pour lesquelles le comportement doit être implémenté, laisser en abstract.</text:p>
      <text:p text:style-name="P2"/>
      <text:p text:style-name="P2">Les classes enfants répondent à la logique suivante : tout regroupement de classes est formé d’une classe abstraite et d’implémentations pour les cas existants. ASTClass (une classe MiniJaJa) est ainsi directement implémenté, vu qu’il n’y a pas de confusion possible avec d’autres. En revanche, les différents types sont implémentés sous une même classe abstraite parente (ASTType), avec des instances différentes pour chaque comportement (Entier, Booleen). Cette séparation permet d’utiliser la généricité pour traiter certains nœuds de l’arbre.</text:p>
      <text:p text:style-name="P2">Dans chaque classe se trouvent en attribut les différents enfants. Ceux-ci sont typés de façon à utiliser la généricité. Ceci permet de parcourir l’arbre de façon récursive.</text:p>
      <text:p text:style-name="P2"/>
      <text:p text:style-name="P2">Certains regroupements sont des choix de design.</text:p>
      <text:p text:style-name="P2">Les différentes chaînes (Vars, Instrs…) sont traités avec deux objets héritant du type abstrait de la chaîne : un élément concret, et une fin de chaîne. Ceci a l’avantage de ne pas demander de traitement de la valeur null lors du parcours de la chaîne (valeur qui aurait pu servir de valeur de fin) et de rendre transparent le parcours au niveau du parent du nœud. Il a juste besoin de déléguer la tâche en cours au nœud enfant, sans se soucier de si celui-ci existe.</text:p>
      <text:p text:style-name="P2">Les différentes expressions (additions, soustractions, comparaison…) sont regroupées dans <text:span text:style-name="T1">un seul type abstrait ASTExpr, vu que lesdites expressions peuvent être contenues les unes dans les autres au moyen de parenthèses. Ce type est ensuite dérivé en tout ce qu’il est utile d’avoir.</text:span></text:p>
      <text:p text:style-name="P3">Les classe pour variable et méthode sont regroupés en un seul ensemble afin de permettre leur utilisation sans trop de difficulté dans les déclarations d’attributs de la classe. C’est le seul motif d’avoir leur parent commun.</text:p>
      <text:p text:style-name="P3"/>
      <text:p text:style-name="P3">Pour ajouter de nouveaux traitements, il suffit de le déclarer dans le fichier ASTNode.java , le changement sera répercuté à toutes les classes enfants et cela signalera donc où le comportement doit être implémenté. A l’exception du type HardcodedString (qu’il est donc <text:span text:style-name="T2">important</text:span><text:span text:style-name="T3"> de contrôler), tous les emplacements nécessitant une implémentation seront signal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0:01:39.125736910</meta:creation-date>
    <dc:date>2019-10-16T11:02:34.483049626</dc:date>
    <meta:editing-duration>PT8M5S</meta:editing-duration>
    <meta:editing-cycles>1</meta:editing-cycles>
    <meta:document-statistic meta:table-count="0" meta:image-count="0" meta:object-count="0" meta:page-count="1" meta:paragraph-count="9" meta:word-count="371" meta:character-count="2402" meta:non-whitespace-character-count="2040"/>
    <meta:generator>LibreOffice/6.0.7.3$Linux_X86_64 LibreOffice_project/00m0$Build-3</meta:generator>
  </office:meta>
</office:document-meta>
</file>